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10 Pitch" svg:font-family="'Courier 10 Pitch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03in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5007in"/>
    </style:style>
    <style:style style:name="Table1.B" style:family="table-column">
      <style:table-column-properties style:column-width="2.0007in"/>
    </style:style>
    <style:style style:name="Table1.C" style:family="table-column">
      <style:table-column-properties style:column-width="2.1889in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B3" style:family="table-cell" style:data-style-name="N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6" style:family="table-row">
      <style:table-row-properties style:min-row-height="0.0972in" fo:background-color="transparent" fo:keep-together="auto">
        <style:background-image/>
      </style:table-row-properties>
    </style:style>
    <style:style style:name="Table1.A6" style:family="table-cell">
      <style:table-cell-properties fo:background-color="#eeeeee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#eeeeee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center" style:justify-single-word="false"/>
      <style:text-properties fo:font-variant="normal" fo:text-transform="none" fo:color="#c9211e" style:font-name="Courier 10 Pitch" fo:font-size="13.5pt" fo:letter-spacing="normal" fo:font-style="normal" fo:font-weight="bold" officeooo:rsid="000fc66c" officeooo:paragraph-rsid="000fc66c" style:font-weight-asian="bold" style:font-weight-complex="bold" loext:padding="0in" loext:border="none"/>
    </style:style>
    <style:style style:name="P2" style:family="paragraph" style:parent-style-name="Standard">
      <style:text-properties officeooo:paragraph-rsid="000ad061"/>
    </style:style>
    <style:style style:name="P3" style:family="paragraph" style:parent-style-name="Standard">
      <style:text-properties officeooo:rsid="000ad061" officeooo:paragraph-rsid="000ad061"/>
    </style:style>
    <style:style style:name="P4" style:family="paragraph" style:parent-style-name="Standard" style:list-style-name="L1">
      <style:text-properties officeooo:rsid="000ad061" officeooo:paragraph-rsid="000ad061"/>
    </style:style>
    <style:style style:name="P5" style:family="paragraph" style:parent-style-name="Standard" style:list-style-name="L2">
      <style:text-properties officeooo:rsid="000ad061" officeooo:paragraph-rsid="000ad061"/>
    </style:style>
    <style:style style:name="P6" style:family="paragraph" style:parent-style-name="Standard">
      <style:paragraph-properties fo:text-align="center" style:justify-single-word="false"/>
      <style:text-properties fo:color="#c9211e" fo:font-weight="bold" officeooo:paragraph-rsid="000ad061" style:font-weight-asian="bold" style:font-weight-complex="bold"/>
    </style:style>
    <style:style style:name="P7" style:family="paragraph" style:parent-style-name="Standard" style:list-style-name="L2">
      <style:text-properties officeooo:paragraph-rsid="000ad061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d061" officeooo:paragraph-rsid="000c12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c12b3" officeooo:paragraph-rsid="000c12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12b3" officeooo:paragraph-rsid="000c12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12b3" officeooo:paragraph-rsid="000c12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944" officeooo:paragraph-rsid="000df9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d061"/>
    </style:style>
    <style:style style:name="T2" style:family="text">
      <style:text-properties officeooo:rsid="000c12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GENERALLY AT LEAST ONE PARAMETER IS USED TO CALIBRATE THE MODEL TO KNOWN EPIDEMIC DATA</text:p>
      <text:p text:style-name="P2"/>
      <text:p text:style-name="P3">Here two different sets of parameters have been calibrated</text:p>
      <text:p text:style-name="P3"/>
      <text:list xml:id="list3281311581" text:style-name="L1">
        <text:list-item>
          <text:p text:style-name="P4">Fit 1 annual probability of transmission, <text:s/>F0 to F1 rate for current and former PWIDs.</text:p>
        </text:list-item>
        <text:list-item>
          <text:p text:style-name="P4">Fit 2 annual probability of transmission, <text:s/>F0 to F1 rate for current and former PWIDs, relapse rate, injecting career duration</text:p>
        </text:list-item>
      </text:list>
      <text:p text:style-name="P3"/>
      <text:p text:style-name="P3">The default rates are:</text:p>
      <text:p text:style-name="P3"/>
      <text:list xml:id="list3981286949" text:style-name="L2">
        <text:list-item>
          <text:p text:style-name="P5">F0 to F1 rates for current and former are 0.106 and 0.116</text:p>
        </text:list-item>
        <text:list-item>
          <text:p text:style-name="P7"><text:span text:style-name="T1">relapse rate and injecting career duration are 0.027 and 17 years</text:span></text:p>
          <text:p text:style-name="P5"/>
        </text:list-item>
      </text:list>
      <text:p text:style-name="P3">There is no default rate for the annual probability of transmission as this depends on the other parameters and the temporal trend infection rate. The fitted values are shown below:</text:p>
      <text:p text:style-name="P3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Parameter</text:p>
          </table:table-cell>
          <table:table-cell table:style-name="Table1.A1" office:value-type="string">
            <text:p text:style-name="P9">Fit 1 - 3 parameter model</text:p>
          </table:table-cell>
          <table:table-cell table:style-name="Table1.A1" office:value-type="string">
            <text:p text:style-name="P9">Fit 2- 5 parameter model</text:p>
          </table:table-cell>
        </table:table-row>
        <table:table-row>
          <table:table-cell table:style-name="Table1.A2" office:value-type="string">
            <text:p text:style-name="P8">annual probability of transmission</text:p>
          </table:table-cell>
          <table:table-cell table:style-name="Table1.B2" office:value-type="string">
            <text:p text:style-name="P13">13.3%</text:p>
          </table:table-cell>
          <table:table-cell table:style-name="Table1.C2" office:value-type="string">
            <text:p text:style-name="P13">10.6%</text:p>
          </table:table-cell>
        </table:table-row>
        <table:table-row table:style-name="Table1.3">
          <table:table-cell table:style-name="Table1.A2" office:value-type="string">
            <text:p text:style-name="P8">F0 to F1 rate for current <text:span text:style-name="T2">PWID</text:span></text:p>
          </table:table-cell>
          <table:table-cell table:style-name="Table1.B3" office:value-type="float" office:value="0.059">
            <text:p text:style-name="P11">0.06</text:p>
          </table:table-cell>
          <table:table-cell table:style-name="Table1.B3" office:value-type="float" office:value="0.09">
            <text:p text:style-name="P12">0.09</text:p>
          </table:table-cell>
        </table:table-row>
        <table:table-row>
          <table:table-cell table:style-name="Table1.A2" office:value-type="string">
            <text:p text:style-name="P8">F0 to F1 rate for <text:span text:style-name="T2">former</text:span> <text:span text:style-name="T2">PWID</text:span></text:p>
          </table:table-cell>
          <table:table-cell table:style-name="Table1.B3" office:value-type="float" office:value="0.105">
            <text:p text:style-name="P11">0.11</text:p>
          </table:table-cell>
          <table:table-cell table:style-name="Table1.B3" office:value-type="float" office:value="0.093">
            <text:p text:style-name="P12">0.09</text:p>
          </table:table-cell>
        </table:table-row>
        <table:table-row>
          <table:table-cell table:style-name="Table1.A2" office:value-type="string">
            <text:p text:style-name="P10">Relapse rate former to current</text:p>
          </table:table-cell>
          <table:table-cell table:style-name="Table1.B3" office:value-type="float" office:value="0">
            <text:p text:style-name="P12">-</text:p>
          </table:table-cell>
          <table:table-cell table:style-name="Table1.B3" office:value-type="float" office:value="0.077">
            <text:p text:style-name="P12">0.08</text:p>
          </table:table-cell>
        </table:table-row>
        <table:table-row table:style-name="Table1.6">
          <table:table-cell table:style-name="Table1.A6" office:value-type="string">
            <text:p text:style-name="P10">Injecting career duration</text:p>
          </table:table-cell>
          <table:table-cell table:style-name="Table1.B6" office:value-type="float" office:value="0">
            <text:p text:style-name="P12">-</text:p>
          </table:table-cell>
          <table:table-cell table:style-name="Table1.B6" office:value-type="float" office:value="18.63">
            <text:p text:style-name="P12">18.63</text:p>
          </table:table-cell>
        </table:table-row>
      </table:table>
      <text:p text:style-name="P3"/>
      <text:p text:style-name="P3"/>
      <text:p text:style-name="P1">Parameter solutions are not uniquely defined. Different parameter sets can have identical values for the fitting objective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10 Pitch" svg:font-family="'Courier 10 Pitch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21">
      <number:number number:decimal-places="3" loext:min-decimal-places="3" number:min-integer-digits="1"/>
    </number:number-style>
    <number:number-style style:name="N10121" number:language="en" number:country="US" number:title="User-defined">
      <number:number number:decimal-places="3" loext:min-decimal-places="3" number:min-integer-digits="1" number:grouping="true"/>
    </number:number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0:39:17.038927464</meta:creation-date>
    <dc:date>2021-04-13T11:16:31.793134681</dc:date>
    <meta:editing-duration>PT6M4S</meta:editing-duration>
    <meta:editing-cycles>1</meta:editing-cycles>
    <meta:document-statistic meta:table-count="1" meta:image-count="0" meta:object-count="0" meta:page-count="1" meta:paragraph-count="28" meta:word-count="186" meta:character-count="1053" meta:non-whitespace-character-count="897"/>
    <meta:generator>LibreOffice/6.4.6.2$Linux_X86_64 LibreOffice_project/40$Build-2</meta:generator>
  </office:meta>
</office:document-meta>
</file>